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rogram ist ein song generator und bassiert auf datenbank die gefüllt wird mit mediendateien aller art die dan zum training bereitgestellt werden für die npu detector für melodie rathmus instrument erkennung und stil ketegorisierung trap techno rock pop klassik metall new metall trance techno etc was es so alles gibt stellt lieder zum abspielen im Filebrowser zur verfügung um auszuwähllen mit mehrfachauswahl und alle auswählen button mit smb und ftp gio unterstützung dann bei der generierung des songs fügt er alles zusammen durch zb trap auswahl stil rythmus gangart hart oder soft basslastig oder softer und was noch benötigt wird um ein song zu komponieren vielleicht sogar noch vocale die hinzugefügt werden könn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00:44:15.346780814</meta:creation-date>
    <dc:date>2025-11-24T00:45:20.939131916</dc:date>
    <meta:editing-duration>PT1M6S</meta:editing-duration>
    <meta:editing-cycles>1</meta:editing-cycles>
    <meta:document-statistic meta:table-count="0" meta:image-count="0" meta:object-count="0" meta:page-count="1" meta:paragraph-count="1" meta:word-count="113" meta:character-count="723" meta:non-whitespace-character-count="611"/>
    <meta:generator>LibreOffice/25.2.7.2$Linux_X86_64 LibreOffice_project/520$Build-2</meta:generator>
  </office:meta>
</office:document-meta>
</file>